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6E0000006B81197F1FFF64FA72.png" manifest:media-type="image/png"/>
  <manifest:file-entry manifest:full-path="Pictures/10000201000002A5000001EE31B2C6D9D39C853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6pt" officeooo:rsid="000b74dc" officeooo:paragraph-rsid="000b74dc" style:font-size-asian="22.75pt" style:font-size-complex="26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x="-0.0083in" svg:y="0.6457in" svg:width="6.9252in" svg:height="5.0528in" draw:z-index="0"><draw:image xlink:href="Pictures/10000201000002A5000001EE31B2C6D9D39C8530.png" xlink:type="simple" xlink:show="embed" xlink:actuate="onLoad" loext:mime-type="image/png"/></draw:frame>LAB 08</text:p>
      <text:p text:style-name="Standard"/>
      <text:p text:style-name="Standard"/>
      <text:p text:style-name="Standard"/>
      <text:p text:style-name="Standard"><draw:frame draw:style-name="fr1" draw:name="Image2" text:anchor-type="paragraph" svg:x="0.1189in" svg:y="1.3854in" svg:width="6.4791in" svg:height="1.1146in" draw:z-index="1"><draw:image xlink:href="Pictures/100002010000026E0000006B81197F1FFF64FA72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8T10:41:18.864263465</meta:creation-date>
    <dc:date>2019-11-18T10:43:01.750624822</dc:date>
    <meta:editing-duration>PT1M45S</meta:editing-duration>
    <meta:editing-cycles>1</meta:editing-cycles>
    <meta:document-statistic meta:table-count="0" meta:image-count="2" meta:object-count="0" meta:page-count="1" meta:paragraph-count="1" meta:word-count="2" meta:character-count="6" meta:non-whitespace-character-count="5"/>
    <meta:generator>LibreOffice/6.0.7.3$Linux_X86_64 LibreOffice_project/00m0$Build-3</meta:generator>
  </office:meta>
</office:document-meta>
</file>